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55cm" fo:min-width="5.1cm"/>
      <style:paragraph-properties style:writing-mode="lr-tb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1.501cm" fo:min-width="0.2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5ce" draw:textarea-horizontal-align="justify" draw:textarea-vertical-align="middle" draw:auto-grow-height="false" fo:min-height="3.498cm" fo:min-width="5.0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3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5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4.623cm"/>
      <style:paragraph-properties style:writing-mode="lr-tb"/>
    </style:style>
    <style:style style:name="pr4" style:family="presentation" style:parent-style-name="Predeterminado-outline1">
      <style:graphic-properties fo:min-height="15.814cm"/>
      <style:paragraph-properties style:writing-mode="lr-tb"/>
    </style:style>
    <style:style style:name="pr5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-color="#fff5c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200"/>
      <style:paragraph-properties fo:text-align="center"/>
    </style:style>
    <style:style style:name="P11" style:family="paragraph">
      <loext:graphic-properties draw:fill-color="#00a65d"/>
      <style:paragraph-properties fo:text-align="center"/>
    </style:style>
    <style:style style:name="P12" style:family="paragraph"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-color="#ed1c24"/>
      <style:paragraph-properties fo:text-align="center"/>
    </style:style>
    <style:style style:name="P17" style:family="paragraph">
      <loext:graphic-properties draw:fill-color="#ffff38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22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Capitulo X</text:span><text:line-break/><text:span text:style-name="T2">Eficienc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custom-shape draw:style-name="gr2" draw:text-style-name="P3" draw:layer="layout" svg:width="5.6cm" svg:height="3.8cm" svg:x="7.8cm" svg:y="11.8cm">
          <text:p text:style-name="P3">0-0-0-0-0-0</text:p>
          <text:p text:style-name="P3"/>
          <text:p text:style-name="P3">Clase: 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2cm" draw:transform="rotate (-0.422893277758227) translate (11.272cm 6.2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5.6cm" svg:height="3.8cm" svg:x="3.6cm" svg:y="21cm">
          <text:p text:style-name="P3">0-0-0-0-0-6</text:p>
          <text:p text:style-name="P3"/>
          <text:p text:style-name="P3">Clase: 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4cm" svg:y="7.2cm">
          <text:p text:style-name="P3">0-0-0-0-0-2</text:p>
          <text:p text:style-name="P3"/>
          <text:p text:style-name="P3">Clase: 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4cm" svg:y="16.2cm">
          <text:p text:style-name="P3">0-0-0-0-0-4</text:p>
          <text:p text:style-name="P3"/>
          <text:p text:style-name="P3">Clase: 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4.2cm" svg:y="11.8cm">
          <text:p text:style-name="P3">0-0-0-0-0-3</text:p>
          <text:p text:style-name="P3"/>
          <text:p text:style-name="P3">Clase: 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0.8cm" svg:y="21cm">
          <text:p text:style-name="P3">0-0-0-0-0-5</text:p>
          <text:p text:style-name="P3"/>
          <text:p text:style-name="P3">Clase: 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.2cm" svg:y="16.2cm">
          <text:p text:style-name="P3">0-0-0-0-0-7</text:p>
          <text:p text:style-name="P3"/>
          <text:p text:style-name="P3">Clase: 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1.2cm" svg:y="2.8cm">
          <text:p text:style-name="P3">0-0-0-0-0-1</text:p>
          <text:p text:style-name="P3"/>
          <text:p text:style-name="P3">Clase: 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.2cm" svg:y="11.8cm">
          <text:p text:style-name="P3">0-0-0-0-0-8</text:p>
          <text:p text:style-name="P3"/>
          <text:p text:style-name="P3">Clase: 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cm" svg:y="7cm">
          <text:p text:style-name="P3">0-0-0-0-0-9</text:p>
          <text:p text:style-name="P3"/>
          <text:p text:style-name="P3">Clase: 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3.8cm" svg:y="2.6cm">
          <text:p text:style-name="P3">0-0-0-0-0-0</text:p>
          <text:p text:style-name="P3"/>
          <text:p text:style-name="P3">Clase: 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2cm" draw:transform="rotate (0.263021118275545) translate (8.164cm 6.61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0.841248699461267) translate (13.491cm 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2.97945156607952) translate (12.2cm 20.7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2.26247030936025) translate (7.293cm 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2.30261288215612) translate (14.223cm 16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1.57568324870048) translate (6.403cm 14.00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1.61669848612235) translate (15.031cm 12.94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0.708603676309698) translate (6.2cm 10.28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3.08521851875038) translate (9.998cm 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3" draw:layer="layout" svg:width="17.099cm" svg:height="6.105cm" svg:x="1.95cm" svg:y="1.363cm" presentation:class="title" presentation:placeholder="true">
          <draw:text-box/>
        </draw:frame>
        <draw:frame presentation:style-name="pr4" draw:layer="layout" svg:width="17.099cm" svg:height="16.064cm" svg:x="1.95cm" svg:y="7.4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5" draw:text-style-name="P7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6" draw:text-style-name="P8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7" draw:text-style-name="P9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8" draw:text-style-name="P10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4cm" svg:height="0.8cm" svg:x="7.902cm" svg:y="24.001cm">
          <text:p text:style-name="P12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4" draw:layer="layout" svg:width="2.4cm" svg:height="0.8cm" svg:x="12.702cm" svg:y="19.001cm">
          <text:p text:style-name="P12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2" draw:text-style-name="P7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6" draw:text-style-name="P8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4" draw:text-style-name="P7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6" draw:text-style-name="P8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6" draw:text-style-name="P8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7" draw:text-style-name="P9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6" draw:text-style-name="P8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5" draw:text-style-name="P17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7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7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office:forms form:automatic-focus="false" form:apply-design-mode="false"/>
        <draw:frame draw:style-name="gr6" draw:text-style-name="P8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6" draw:text-style-name="P7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7" draw:text-style-name="P19" draw:layer="layout" svg:width="11.637cm" svg:height="8.783cm" svg:x="1.2cm" svg:y="8.417cm">
          <draw:text-box>
            <text:p text:style-name="P18">Sus hijos serán como el, un tablero con una ficha.</text:p>
            <text:p text:style-name="P18">Pero no deben ser iguales, </text:p>
            <text:p text:style-name="P18">así que la ficha estará en otra posición.</text:p>
            <text:p text:style-name="P18"/>
            <text:p text:style-name="P18">Digamos que la ficha solo puede moverse una casilla en cada generación </text:p>
            <text:p text:style-name="P18">En cualquier dirección, pero solo una casilla.</text:p>
            <text:p/>
          </draw:text-box>
        </draw:frame>
        <draw:frame draw:style-name="gr7" draw:text-style-name="P9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7" draw:text-style-name="P9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7" draw:text-style-name="P9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7" draw:text-style-name="P9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office:forms form:automatic-focus="false" form:apply-design-mode="false"/>
        <draw:frame draw:style-name="gr6" draw:text-style-name="P8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8" draw:text-style-name="P7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7" draw:text-style-name="P9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8" draw:text-style-name="P10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4cm" svg:height="0.8cm" svg:x="7.9cm" svg:y="20.6cm">
          <text:p text:style-name="P12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4" draw:layer="layout" svg:width="2.4cm" svg:height="0.8cm" svg:x="12.7cm" svg:y="15.6cm">
          <text:p text:style-name="P12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7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6" draw:text-style-name="P8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0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7" draw:text-style-name="P9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draw:frame draw:style-name="gr6" draw:text-style-name="P8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0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7" draw:text-style-name="P9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22" draw:text-style-name="P21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22" draw:text-style-name="P21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22" draw:text-style-name="P22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6" draw:text-style-name="P8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3" draw:text-style-name="P20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4" draw:text-style-name="P3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1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0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7" draw:text-style-name="P9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22" draw:text-style-name="P21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22" draw:text-style-name="P21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22" draw:text-style-name="P22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6" draw:text-style-name="P8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9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8" draw:text-style-name="P20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4" draw:text-style-name="P3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1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1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22" draw:text-style-name="P21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22" draw:text-style-name="P21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22" draw:text-style-name="P21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22" draw:text-style-name="P21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22" draw:text-style-name="P21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draw:frame draw:style-name="gr6" draw:text-style-name="P8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0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9" draw:text-style-name="P9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22" draw:text-style-name="P21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22" draw:text-style-name="P21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22" draw:text-style-name="P22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6" draw:text-style-name="P8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9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8" draw:text-style-name="P20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4" draw:text-style-name="P3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1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1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22" draw:text-style-name="P21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22" draw:text-style-name="P21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22" draw:text-style-name="P21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22" draw:text-style-name="P21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22" draw:text-style-name="P21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30" draw:text-style-name="P7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6" draw:text-style-name="P8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6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9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31" draw:text-style-name="P7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32" draw:text-style-name="P7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draw:frame draw:style-name="gr33" draw:text-style-name="P20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09-23T17:48:28.206000000</dc:date>
    <meta:editing-duration>PT3H13M32S</meta:editing-duration>
    <meta:editing-cycles>44</meta:editing-cycles>
    <meta:generator>LibreOffice/7.3.5.2$Windows_X86_64 LibreOffice_project/184fe81b8c8c30d8b5082578aee2fed2ea847c01</meta:generator>
    <meta:document-statistic meta:object-count="186"/>
  </office:meta>
</office:document-meta>
</file>